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6409in"/>
    </style:style>
    <style:style style:name="co11" style:family="table-column">
      <style:table-column-properties fo:break-before="auto" style:column-width="0.8516in"/>
    </style:style>
    <style:style style:name="co12" style:family="table-column">
      <style:table-column-properties fo:break-before="auto" style:column-width="0.7252in"/>
    </style:style>
    <style:style style:name="co13" style:family="table-column">
      <style:table-column-properties fo:break-before="auto" style:column-width="0.8193in"/>
    </style:style>
    <style:style style:name="co14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Worksp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Shortcut</text:p>
          </table:table-cell>
          <table:table-cell office:value-type="string">
            <text:p>Use</text:p>
          </table:table-cell>
          <table:table-cell office:value-type="string">
            <text:p>Committed</text:p>
          </table:table-cell>
          <table:table-cell office:value-type="string"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riteria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 office:value-type="string">
            <text:p>Y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Z</text:p>
          </table:table-cell>
          <table:table-cell office:value-type="string">
            <text:p><text:s/></text:p>
          </table:table-cell>
          <table:table-cell table:style-name="ce3"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Apply dialog font to help view</text:p>
          </table:table-cell>
          <table:table-cell table:number-columns-repeated="254"/>
        </table:table-row>
        <table:table-row table:style-name="ro1">
          <table:table-cell office:value-type="string">
            <text:p>U</text:p>
          </table:table-cell>
          <table:table-cell office:value-type="string">
            <text:p>Help View Font Size</text:p>
          </table:table-cell>
          <table:table-cell table:number-columns-repeated="254"/>
        </table:table-row>
        <table:table-row table:style-name="ro1">
          <table:table-cell office:value-type="string">
            <text:p>G 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4" table:number-columns-repeated="237" table:default-cell-style-name="Default"/>
        <table:table-row table:style-name="ro1">
          <table:table-cell office:value-type="string">
            <text:p>Plugin</text:p>
          </table:table-cell>
          <table:table-cell office:value-type="float" office:value="3.3">
            <text:p>3.3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float" office:value="3.4">
            <text:p>3.4</text:p>
          </table:table-cell>
          <table:table-cell office:value-type="string">
            <text:p>3.4.1</text:p>
          </table:table-cell>
          <table:table-cell office:value-type="string">
            <text:p>3.4.1 Patch</text:p>
          </table:table-cell>
          <table:table-cell office:value-type="string">
            <text:p>3.4.2</text:p>
          </table:table-cell>
          <table:table-cell office:value-type="string">
            <text:p>3.4.2 Patch</text:p>
          </table:table-cell>
          <table:table-cell office:value-type="string">
            <text:p>3.4.2 Patch 2</text:p>
          </table:table-cell>
          <table:table-cell office:value-type="string">
            <text:p>3.4 Patch3</text:p>
          </table:table-cell>
          <table:table-cell office:value-type="float" office:value="3.5">
            <text:p>3.5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office:value-type="string">
            <text:p>3.5.2 MP</text:p>
          </table:table-cell>
          <table:table-cell office:value-type="string">
            <text:p>3.5.2MP2</text:p>
          </table:table-cell>
          <table:table-cell office:value-type="float" office:value="3.6">
            <text:p>3.6</text:p>
          </table:table-cell>
          <table:table-cell office:value-type="string">
            <text:p>3.6MP1</text:p>
          </table:table-cell>
          <table:table-cell office:value-type="string">
            <text:p>3.6.1</text:p>
          </table:table-cell>
          <table:table-cell table:style-name="ce4" office:value-type="string">
            <text:p>3.6.2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  <table:table-cell table:number-columns-repeated="23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rg.eclipse.hel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/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table:number-columns-repeated="3"/>
          <table:table-cell table:style-name="ce6"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help.appserver</text:p>
          </table:table-cell>
          <table:table-cell office:value-type="string">
            <text:p>3.1.200</text:p>
          </table:table-cell>
          <table:table-cell table:number-columns-repeated="2"/>
          <table:table-cell office:value-type="string">
            <text:p>3.1.300</text:p>
          </table:table-cell>
          <table:table-cell table:number-columns-repeated="6"/>
          <table:table-cell office:value-type="string">
            <text:p>3.1.400</text:p>
          </table:table-cell>
          <table:table-cell table:number-columns-repeated="244"/>
        </table:table-row>
        <table:table-row table:style-name="ro1">
          <table:table-cell office:value-type="string">
            <text:p>org.eclipse.help.base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/>
          <table:table-cell office:value-type="string">
            <text:p>3.3.105</text:p>
          </table:table-cell>
          <table:table-cell/>
          <table:table-cell office:value-type="string">
            <text:p>3.4.0</text:p>
          </table:table-cell>
          <table:table-cell table:number-columns-repeated="2"/>
          <table:table-cell table:style-name="ce5" office:value-type="string">
            <text:p>3.4.1</text:p>
          </table:table-cell>
          <table:table-cell table:style-name="ce5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6.0</text:p>
          </table:table-cell>
          <table:table-cell table:style-name="ce6" office:value-type="string">
            <text:p>3.6.1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help.ui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<text:s/></text:p>
          </table:table-cell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help.webap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2"/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style-name="ce4" office:value-type="string">
            <text:p>3.3.104</text:p>
          </table:table-cell>
          <table:table-cell office:value-type="string">
            <text:p>3.4.0</text:p>
          </table:table-cell>
          <table:table-cell office:value-type="string">
            <text:p>3.4.1</text:p>
          </table:table-cell>
          <table:table-cell/>
          <table:table-cell table:style-name="ce5" office:value-type="string">
            <text:p>3.4.2</text:p>
          </table:table-cell>
          <table:table-cell table:style-name="ce5" office:value-type="string">
            <text:p>3.4.3</text:p>
          </table:table-cell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ua.tests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office:value-type="string">
            <text:p>3.3.201</text:p>
          </table:table-cell>
          <table:table-cell/>
          <table:table-cell table:style-name="ce5" office:value-type="string">
            <text:p>3.3.202</text:p>
          </table:table-cell>
          <table:table-cell table:style-name="ce5"/>
          <table:table-cell office:value-type="string">
            <text:p>3.2.300</text:p>
          </table:table-cell>
          <table:table-cell office:value-type="string">
            <text:p>3.3.301</text:p>
          </table:table-cell>
          <table:table-cell office:value-type="string">
            <text:p>3.3.302</text:p>
          </table:table-cell>
          <table:table-cell/>
          <table:table-cell office:value-type="string">
            <text:p>3.3.400</text:p>
          </table:table-cell>
          <table:table-cell office:value-type="string">
            <text:p>3.3.500</text:p>
          </table:table-cell>
          <table:table-cell table:number-columns-repeated="234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ua.tests.doc</text:p>
          </table:table-cell>
          <table:table-cell table:number-columns-repeated="15"/>
          <table:table-cell office:value-type="string">
            <text:p>1.0.0</text:p>
          </table:table-cell>
          <table:table-cell table:number-columns-repeated="239"/>
        </table:table-row>
        <table:table-row table:style-name="ro2">
          <table:table-cell office:value-type="string">
            <text:p>org.eclipse.ui.browser</text:p>
          </table:table-cell>
          <table:table-cell office:value-type="string">
            <text:p>3.2.100</text:p>
          </table:table-cell>
          <table:table-cell office:value-type="string">
            <text:p><text:s/>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2"/>
          <table:table-cell office:value-type="string">
            <text:p>3.2.202</text:p>
          </table:table-cell>
          <table:table-cell table:number-columns-repeated="2"/>
          <table:table-cell office:value-type="string">
            <text:p>3.2.300</text:p>
          </table:table-cell>
          <table:table-cell/>
          <table:table-cell office:value-type="string">
            <text:p>3.2.301</text:p>
          </table:table-cell>
          <table:table-cell table:number-columns-repeated="2"/>
          <table:table-cell office:value-type="string">
            <text:p>3.3.0</text:p>
          </table:table-cell>
          <table:table-cell table:number-columns-repeated="2"/>
          <table:table-cell table:style-name="ce4" office:value-type="string">
            <text:p>3.3.1</text:p>
          </table:table-cell>
          <table:table-cell table:style-name="ce4" office:value-type="string">
            <text:p>3.3.100</text:p>
          </table:table-cell>
          <table:table-cell table:style-name="ce6" office:value-type="date" office:date-value="200-03-03">
            <text:p>03/03/00</text:p>
          </table:table-cell>
          <table:table-cell table:number-columns-repeated="234"/>
        </table:table-row>
        <table:table-row table:style-name="ro1">
          <table:table-cell office:value-type="string">
            <text:p>org.eclipse.ui.cheatsheet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table:number-columns-repeated="4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rg.eclipse.ui.form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/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ui.intro</text:p>
          </table:table-cell>
          <table:table-cell office:value-type="string">
            <text:p>3.2.100</text:p>
          </table:table-cell>
          <table:table-cell office:value-type="string">
            <text:p>3.2.101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5"/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table:number-columns-repeated="2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style-name="ce6" office:value-type="string">
            <text:p>3.4.200</text:p>
          </table:table-cell>
          <table:table-cell table:number-columns-repeated="234"/>
        </table:table-row>
        <table:table-row table:style-name="ro1">
          <table:table-cell office:value-type="string">
            <text:p>org.eclipse.ui.intro.universal</text:p>
          </table:table-cell>
          <table:table-cell office:value-type="string">
            <text:p>3.2.100</text:p>
          </table:table-cell>
          <table:table-cell table:number-columns-repeated="2"/>
          <table:table-cell office:value-type="string">
            <text:p>3.2.200</text:p>
          </table:table-cell>
          <table:table-cell table:number-columns-repeated="6"/>
          <table:table-cell office:value-type="string">
            <text:p>3.2.300</text:p>
          </table:table-cell>
          <table:table-cell table:number-columns-repeated="4"/>
          <table:table-cell office:value-type="string">
            <text:p>3.2.400</text:p>
          </table:table-cell>
          <table:table-cell office:value-type="string">
            <text:p>3.2.401</text:p>
          </table:table-cell>
          <table:table-cell office:value-type="string">
            <text:p>3.2.402</text:p>
          </table:table-cell>
          <table:table-cell/>
          <table:table-cell office:value-type="string">
            <text:p>3.2.500</text:p>
          </table:table-cell>
          <table:table-cell table:number-columns-repeated="235"/>
        </table:table-row>
        <table:table-row table:style-name="ro1">
          <table:table-cell office:value-type="string">
            <text:p>org.eclipse.ui.tests.forms</text:p>
          </table:table-cell>
          <table:table-cell table:number-columns-repeated="10"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3"/>
          <table:table-cell office:value-type="string">
            <text:p>3.3.200</text:p>
          </table:table-cell>
          <table:table-cell table:number-columns-repeated="3"/>
          <table:table-cell table:style-name="ce6" office:value-type="string">
            <text:p>3.3.300</text:p>
          </table:table-cell>
          <table:table-cell table:number-columns-repeated="235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style:text-properties fo:color="#ff0000"/>
      <number:text>-$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style:text-properties fo:color="#ff0000"/>
      <number:text>-$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-$</number:text>
      <number:number number:decimal-places="0" number:min-integer-digits="1" number:grouping="true"/>
      <number:text> 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time-style style:name="N511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06/23/2011</text:date>, <text:time>08:3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creation-date>1996-10-14T16:33:28</meta:creation-date>
    <dc:date>2011-06-23T08:37:46.33</dc:date>
    <meta:print-date>2010-07-27T13:37:01</meta:print-date>
    <dc:language>en-US</dc:language>
    <meta:editing-cycles>20</meta:editing-cycles>
    <meta:editing-duration>PT18H16M28S</meta:editing-duration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